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008cm"/>
    </style:style>
    <style:style style:name="co3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row table:style-name="ro1" table:number-rows-repeated="3">
          <table:table-cell table:style-name="Default" table:number-columns-repeated="2"/>
        </table:table-row>
        <table:table-row table:style-name="ro2">
          <table:table-cell office:value-type="string">
            <text:p>Conexion Wallet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Mintear NFT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Ver mis NFTs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Listar(poner precio si eres el owner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Actualizar precio (si eres el owner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Cancelar listado ( NFT ya no esta a la venta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Comprar NFT (si no eres el owner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Retirar proceeds (ganancias ventas NFT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Visualizar Marketplace global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Filtros Marketplace global para buscar NFTs concretos y poder ordenarlos por precio o recientes</text:p>
          </table:table-cell>
          <table:table-cell office:value-type="string">
            <text:p>✅ </text:p>
          </table:table-cell>
        </table:table-row>
        <table:table-row table:style-name="ro3">
          <table:table-cell office:value-type="string">
            <text:p>Burn NFT</text:p>
          </table:table-cell>
          <table:table-cell/>
        </table:table-row>
        <table:table-row table:style-name="ro3" table:number-rows-repeated="2">
          <table:table-cell/>
          <table:table-cell table:style-name="ce3"/>
        </table:table-row>
        <table:table-row table:style-name="ro3">
          <table:table-cell/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1">01/09/2025</text:date>, <text:time>20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4M50S</meta:editing-duration>
    <meta:editing-cycles>6</meta:editing-cycles>
    <meta:generator>OpenOffice/4.1.15$Win32 OpenOffice.org_project/4115m2$Build-9813</meta:generator>
    <dc:date>2025-09-01T20:58:44.11</dc:date>
    <dc:creator>Víctor Reyes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